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4pt" officeooo:rsid="0008289e" officeooo:paragraph-rsid="0008289e" style:font-size-asian="14pt" style:font-size-complex="14pt"/>
    </style:style>
    <style:style style:name="P3" style:family="paragraph" style:parent-style-name="Standard">
      <style:text-properties fo:font-size="14pt" officeooo:rsid="0008289e" officeooo:paragraph-rsid="000865b7" style:font-size-asian="14pt" style:font-size-complex="14pt"/>
    </style:style>
    <style:style style:name="P4" style:family="paragraph" style:parent-style-name="Standard">
      <style:text-properties fo:font-size="14pt" officeooo:rsid="000865b7" officeooo:paragraph-rsid="000865b7" style:font-size-asian="14pt" style:font-size-complex="14pt"/>
    </style:style>
    <style:style style:name="P5" style:family="paragraph" style:parent-style-name="Standard">
      <style:text-properties fo:font-size="14pt" fo:font-weight="normal" officeooo:rsid="000865b7" officeooo:paragraph-rsid="000865b7" style:font-size-asian="14pt" style:font-weight-asian="normal" style:font-size-complex="14pt" style:font-weight-complex="normal"/>
    </style:style>
    <style:style style:name="P6" style:family="paragraph" style:parent-style-name="Standard">
      <style:text-properties fo:font-size="14pt" fo:font-weight="normal" officeooo:rsid="000a5b86" officeooo:paragraph-rsid="000a5b86" style:font-size-asian="14pt" style:font-weight-asian="normal" style:font-size-complex="14pt" style:font-weight-complex="normal"/>
    </style:style>
    <style:style style:name="T1" style:family="text">
      <style:text-properties officeooo:rsid="0008289e"/>
    </style:style>
    <style:style style:name="T2" style:family="text">
      <style:text-properties fo:font-weight="bold" style:font-weight-asian="bold" style:font-weight-complex="bold"/>
    </style:style>
    <style:style style:name="T3" style:family="text">
      <style:text-properties fo:font-weight="bold" officeooo:rsid="000865b7"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865b7"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span text:style-name="T1">Housing Prices Regression</text:span></text:p>
      <text:p text:style-name="P1"/>
      <text:p text:style-name="P2">Packages used:</text:p>
      <text:p text:style-name="P2">1)Numpy</text:p>
      <text:p text:style-name="P2">2)pandas</text:p>
      <text:p text:style-name="P2">3)CSV Reader</text:p>
      <text:p text:style-name="P2">4)Matplotlib</text:p>
      <text:p text:style-name="P2">5)Sklearn</text:p>
      <text:p text:style-name="P2"/>
      <text:p text:style-name="P2">The houses along with their details were given like the Distance from Royal Market,River, the house visited by king or not. Now all those were in texts and for them to use had to be converted into csv formats to be used. </text:p>
      <text:p text:style-name="P2"/>
      <text:p text:style-name="P2">Then the values were put accordingly – if it had a huge farm before it -1 else 0 ,visited by the king -&gt;1 else 0, binary corresponding asssignment were given and the values like no of bathrooms were in integer and the HouseId was in String and to check it for correspondance.</text:p>
      <text:p text:style-name="P2"/>
      <text:p text:style-name="P2">Then all <text:span text:style-name="T2">the csv files were merged </text:span><text:span text:style-name="T4">into making two files one being train and the other being test whose Golden grains we had to predict. </text:span></text:p>
      <text:p text:style-name="P2"><text:span text:style-name="T4">We used Python Csv reader and pandas for it . </text:span></text:p>
      <text:p text:style-name="P2"><text:span text:style-name="T4"/></text:p>
      <text:p text:style-name="P2"><text:span text:style-name="T4">Then there were lots of missing data and similarly the values were filled based on their type :</text:span></text:p>
      <text:p text:style-name="P2"><text:span text:style-name="T4">float- mean or interpolated </text:span></text:p>
      <text:p text:style-name="P3"><text:span text:style-name="T4">int -</text:span><text:span text:style-name="T5">mean() </text:span></text:p>
      <text:p text:style-name="P3"><text:span text:style-name="T5">binary – rolling window </text:span></text:p>
      <text:p text:style-name="P3"><text:span text:style-name="T5">Builder name , Location – </text:span><text:span text:style-name="T3">Label Encoding</text:span></text:p>
      <text:p text:style-name="P3"><text:span text:style-name="T4"><text:s/></text:span></text:p>
      <text:p text:style-name="P4"><text:span text:style-name="T4">Thus also the time of built and priced were old to be fited into python Dateetime (timestamp) format <text:s/>so it was accordingly changed and converted into float.</text:span></text:p>
      <text:p text:style-name="P4"><text:span text:style-name="T4"/></text:p>
      <text:p text:style-name="P4"><text:span text:style-name="T4">For XGBoost they were filled by </text:span><text:span text:style-name="T2">np.nan</text:span></text:p>
      <text:p text:style-name="P4"><text:span text:style-name="T2"/></text:p>
      <text:p text:style-name="P5">Also the problem was that the correct HouseId had to be matched for it and was used merging of two csv files</text:p>
      <text:p text:style-name="P5"/>
      <text:p text:style-name="P5">RandomForestRegressor and XgboostRegressor algorithms were used.</text:p>
      <text:p text:style-name="P5"/>
      <text:p text:style-name="P5">The tuning of hyperparameters in Xgboost were of max_depth and learning_rate while min_child_weight and n_estimators were also tried. </text:p>
      <text:p text:style-name="P5">GridSearchCV with gamma values depth and earning rate were tried</text:p>
      <text:p text:style-name="P6">and thus we got the values of near 195 and ab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7T15:23:34.687082089</meta:creation-date>
    <dc:date>2017-10-07T15:53:19.485149250</dc:date>
    <meta:editing-duration>PT8M34S</meta:editing-duration>
    <meta:editing-cycles>2</meta:editing-cycles>
    <meta:generator>LibreOffice/5.1.6.2$Linux_X86_64 LibreOffice_project/10m0$Build-2</meta:generator>
    <meta:document-statistic meta:table-count="0" meta:image-count="0" meta:object-count="0" meta:page-count="1" meta:paragraph-count="24" meta:word-count="274" meta:character-count="1585" meta:non-whitespace-character-count="1317"/>
  </office:meta>
</office:document-meta>
</file>